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9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text-properties fo:color="#808080" fo:font-family="Arial" style:font-family-generic="swiss" style:font-pitch="variable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999999" fo:font-family="Arial" style:font-family-generic="swiss" style:font-pitch="variable" fo:font-size="16pt"/>
    </style:style>
    <style:style style:name="T11" style:family="text">
      <style:text-properties fo:color="#008080"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1.943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Un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8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9" draw:text-style-name="P1" draw:layer="layout" svg:x1="7.473cm" svg:y1="2.228cm" svg:x2="10.965cm" svg:y2="2.228cm">
          <text:p text:style-name="P2"/>
        </draw:line>
        <draw:line draw:style-name="gr20" draw:text-style-name="P1" draw:layer="layout" svg:x1="7.473cm" svg:y1="2.745cm" svg:x2="10.965cm" svg:y2="2.745cm">
          <text:p text:style-name="P2"/>
        </draw:line>
        <draw:line draw:style-name="gr17" draw:text-style-name="P1" draw:layer="layout" svg:x1="5.185cm" svg:y1="4.55cm" svg:x2="12.303cm" svg:y2="4.548cm">
          <text:p text:style-name="P2"/>
        </draw:line>
        <draw:line draw:style-name="gr17" draw:text-style-name="P1" draw:layer="layout" svg:x1="12.303cm" svg:y1="4.548cm" svg:x2="12.303cm" svg:y2="3.278cm">
          <text:p text:style-name="P2"/>
        </draw:line>
        <draw:frame draw:style-name="gr21" draw:text-style-name="P11" draw:layer="layout" svg:width="3.812cm" svg:height="0.945cm" svg:x="2.604cm" svg:y="8.041cm">
          <draw:text-box>
            <text:p text:style-name="P2"><text:span text:style-name="T8">3D Server</text:span></text:p>
          </draw:text-box>
        </draw:frame>
        <draw:frame draw:style-name="gr22" draw:text-style-name="P13" draw:layer="layout" svg:width="2.495cm" svg:height="1.889cm" svg:x="11.09cm" svg:y="7.173cm">
          <draw:text-box>
            <text:p text:style-name="P12"><text:span text:style-name="T9">Other</text:span><text:span text:style-name="T9"><text:line-break/></text:span><text:span text:style-name="T9">Server</text:span></text:p>
          </draw:text-box>
        </draw:frame>
        <draw:g>
          <draw:rect draw:style-name="gr23" draw:text-style-name="P1" draw:layer="layout" svg:width="2.823cm" svg:height="1.583cm" svg:x="10.965cm" svg:y="1.693cm">
            <text:p text:style-name="P2"/>
          </draw:rect>
          <draw:frame draw:style-name="gr24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9" draw:text-style-name="P1" draw:layer="layout" svg:x1="15.413cm" svg:y1="1.059cm" svg:x2="15.413cm" svg:y2="9.314cm">
          <text:p text:style-name="P2"/>
        </draw:line>
        <draw:g>
          <draw:rect draw:style-name="gr25" draw:text-style-name="P1" draw:layer="layout" svg:width="4.362cm" svg:height="1.27cm" svg:x="17.101cm" svg:y="1.704cm">
            <text:p text:style-name="P2"/>
          </draw:rect>
          <draw:frame draw:style-name="gr26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7" draw:text-style-name="P1" draw:layer="layout" svg:width="4.362cm" svg:height="0.635cm" svg:x="17.101cm" svg:y="3.634cm">
            <text:p text:style-name="P2"/>
          </draw:rect>
          <draw:frame draw:style-name="gr28" draw:text-style-name="P14" draw:layer="layout" svg:width="4.036cm" svg:height="0.634cm" svg:x="17.192cm" svg:y="3.635cm">
            <draw:text-box>
              <text:p text:style-name="P2"><text:span text:style-name="T10">Client 1</text:span></text:p>
            </draw:text-box>
          </draw:frame>
        </draw:g>
        <draw:g>
          <draw:rect draw:style-name="gr29" draw:text-style-name="P1" draw:layer="layout" svg:width="4.362cm" svg:height="0.635cm" svg:x="17.101cm" svg:y="5.446cm">
            <text:p text:style-name="P2"/>
          </draw:rect>
          <draw:frame draw:style-name="gr28" draw:text-style-name="P14" draw:layer="layout" svg:width="4.036cm" svg:height="0.634cm" svg:x="17.192cm" svg:y="5.447cm">
            <draw:text-box>
              <text:p text:style-name="P2"><text:span text:style-name="T10">Client N</text:span></text:p>
            </draw:text-box>
          </draw:frame>
        </draw:g>
        <draw:frame draw:style-name="gr30" draw:layer="layout" svg:width="0.637cm" svg:height="0.954cm" svg:x="18.987cm" svg:y="4.18cm">
          <draw:text-box>
            <text:p text:style-name="P2">...</text:p>
          </draw:text-box>
        </draw:frame>
        <draw:line draw:style-name="gr31" draw:text-style-name="P1" draw:layer="layout" svg:x1="13.788cm" svg:y1="2.873cm" svg:x2="17.088cm" svg:y2="2.873cm">
          <text:p text:style-name="P2"/>
        </draw:line>
        <draw:frame draw:style-name="gr32" draw:text-style-name="P9" draw:layer="layout" svg:width="1.862cm" svg:height="0.779cm" svg:x="15.226cm" svg:y="1.656cm">
          <draw:text-box>
            <text:p text:style-name="P15"><text:span text:style-name="T6">KB/ mouse</text:span><text:span text:style-name="T6"><text:line-break/></text:span><text:span text:style-name="T6">events</text:span></text:p>
          </draw:text-box>
        </draw:frame>
        <draw:line draw:style-name="gr33" draw:text-style-name="P1" draw:layer="layout" svg:x1="17.088cm" svg:y1="2.068cm" svg:x2="13.788cm" svg:y2="2.068cm">
          <text:p text:style-name="P2"/>
        </draw:line>
        <draw:frame draw:style-name="gr10" draw:text-style-name="P16" draw:layer="layout" svg:width="3.033cm" svg:height="0.952cm" svg:x="14.42cm" svg:y="2.461cm">
          <draw:text-box>
            <text:p text:style-name="P2"><text:span text:style-name="T11">compressed</text:span></text:p>
            <text:p text:style-name="P2"><text:span text:style-name="T11">image stream</text:span></text:p>
          </draw:text-box>
        </draw:frame>
        <draw:line draw:style-name="gr34" draw:text-style-name="P1" draw:layer="layout" svg:x1="13.788cm" svg:y1="2.898cm" svg:x2="17.088cm" svg:y2="5.703cm">
          <text:p text:style-name="P2"/>
        </draw:line>
        <draw:line draw:style-name="gr34" draw:text-style-name="P1" draw:layer="layout" svg:x1="13.788cm" svg:y1="2.898cm" svg:x2="17.088cm" svg:y2="4.053cm">
          <text:p text:style-name="P2"/>
        </draw:line>
        <draw:frame draw:style-name="gr21" draw:text-style-name="P18" draw:layer="layout" svg:width="1.551cm" svg:height="0.949cm" svg:x="8.504cm" svg:y="9.442cm">
          <draw:text-box>
            <text:p text:style-name="P17"><text:span text:style-name="T12">Server</text:span><text:span text:style-name="T12"><text:line-break/></text:span><text:span text:style-name="T12">Network</text:span></text:p>
          </draw:text-box>
        </draw:frame>
        <draw:frame draw:style-name="gr21" draw:text-style-name="P18" draw:layer="layout" svg:width="1.551cm" svg:height="0.475cm" svg:x="14.618cm" svg:y="9.433cm">
          <draw:text-box>
            <text:p text:style-name="P17"><text:span text:style-name="T12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08-26T14:18:38</meta:creation-date>
    <dc:date>2007-02-12T03:43:50</dc:date>
    <dc:language>en-US</dc:language>
    <meta:editing-cycles>15</meta:editing-cycles>
    <meta:editing-duration>PT5H25M46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